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28in"/>
    </style:style>
    <style:style style:name="co2" style:family="table-column">
      <style:table-column-properties fo:break-before="auto" style:column-width="0.9193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MyRating</text:p>
          </table:table-cell>
          <table:table-cell office:value-type="string">
            <text:p><text:s/>OtherRating</text:p>
          </table:table-cell>
          <table:table-cell office:value-type="string">
            <text:p>advantage</text:p>
          </table:table-cell>
          <table:table-cell office:value-type="string">
            <text:p><text:s/>Score</text:p>
          </table:table-cell>
          <table:table-cell office:value-type="string">
            <text:p><text:s/>Moves</text:p>
          </table:table-cell>
          <table:table-cell office:value-type="string">
            <text:p><text:s/>White</text:p>
          </table:table-cell>
          <table:table-cell table:number-columns-repeated="4"/>
        </table:table-row>
        <table:table-row table:style-name="ro2">
          <table:table-cell office:value-type="float" office:value="936">
            <text:p>936</text:p>
          </table:table-cell>
          <table:table-cell office:value-type="float" office:value="917">
            <text:p>917</text:p>
          </table:table-cell>
          <table:table-cell table:formula="of:=[.A2]-[.B2]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46">
            <text:p>946</text:p>
          </table:table-cell>
          <table:table-cell office:value-type="float" office:value="980">
            <text:p>980</text:p>
          </table:table-cell>
          <table:table-cell table:formula="of:=[.A3]-[.B3]" office:value-type="float" office:value="-34">
            <text:p>-3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929">
            <text:p>929</text:p>
          </table:table-cell>
          <table:table-cell table:formula="of:=[.A4]-[.B4]"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3"/>
          <table:table-cell>
            <draw:frame table:end-cell-address="Sheet1.T18" table:end-x="0.1012in" table:end-y="0.1264in" draw:z-index="0" draw:style-name="gr1" svg:width="8.3866in" svg:height="2.5524in" svg:x="0.6047in" svg:y="0.063in">
              <draw:object draw:notify-on-update-of-ranges="Sheet1.A1:Sheet1.A1 Sheet1.A2:Sheet1.A38 Sheet1.B1:Sheet1.B1 Sheet1.B2:Sheet1.B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966">
            <text:p>966</text:p>
          </table:table-cell>
          <table:table-cell office:value-type="float" office:value="1065">
            <text:p>1065</text:p>
          </table:table-cell>
          <table:table-cell table:formula="of:=[.A5]-[.B5]" office:value-type="float" office:value="-99">
            <text:p>-9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62">
            <text:p>962</text:p>
          </table:table-cell>
          <table:table-cell office:value-type="float" office:value="1154">
            <text:p>1154</text:p>
          </table:table-cell>
          <table:table-cell table:formula="of:=[.A6]-[.B6]" office:value-type="float" office:value="-192">
            <text:p>-19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69">
            <text:p>969</text:p>
          </table:table-cell>
          <table:table-cell office:value-type="float" office:value="894">
            <text:p>894</text:p>
          </table:table-cell>
          <table:table-cell table:formula="of:=[.A7]-[.B7]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1096">
            <text:p>1096</text:p>
          </table:table-cell>
          <table:table-cell table:formula="of:=[.A8]-[.B8]" office:value-type="float" office:value="-116">
            <text:p>-11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87">
            <text:p>987</text:p>
          </table:table-cell>
          <table:table-cell office:value-type="float" office:value="936">
            <text:p>936</text:p>
          </table:table-cell>
          <table:table-cell table:formula="of:=[.A9]-[.B9]"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77">
            <text:p>977</text:p>
          </table:table-cell>
          <table:table-cell office:value-type="float" office:value="910">
            <text:p>910</text:p>
          </table:table-cell>
          <table:table-cell table:formula="of:=[.A10]-[.B10]"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69">
            <text:p>969</text:p>
          </table:table-cell>
          <table:table-cell office:value-type="float" office:value="992">
            <text:p>992</text:p>
          </table:table-cell>
          <table:table-cell table:formula="of:=[.A11]-[.B11]" office:value-type="float" office:value="-23">
            <text:p>-2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64">
            <text:p>964</text:p>
          </table:table-cell>
          <table:table-cell office:value-type="float" office:value="1117">
            <text:p>1117</text:p>
          </table:table-cell>
          <table:table-cell table:formula="of:=[.A12]-[.B12]" office:value-type="float" office:value="-153">
            <text:p>-153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66">
            <text:p>966</text:p>
          </table:table-cell>
          <table:table-cell office:value-type="float" office:value="1031">
            <text:p>1031</text:p>
          </table:table-cell>
          <table:table-cell table:formula="of:=[.A13]-[.B13]" office:value-type="float" office:value="-65">
            <text:p>-65</text:p>
          </table:table-cell>
          <table:table-cell office:value-type="float" office:value="0.5">
            <text:p>0.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58">
            <text:p>958</text:p>
          </table:table-cell>
          <table:table-cell office:value-type="float" office:value="961">
            <text:p>961</text:p>
          </table:table-cell>
          <table:table-cell table:formula="of:=[.A14]-[.B14]"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49">
            <text:p>949</text:p>
          </table:table-cell>
          <table:table-cell office:value-type="float" office:value="903">
            <text:p>903</text:p>
          </table:table-cell>
          <table:table-cell table:formula="of:=[.A15]-[.B15]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1137">
            <text:p>1137</text:p>
          </table:table-cell>
          <table:table-cell table:formula="of:=[.A16]-[.B16]" office:value-type="float" office:value="-192">
            <text:p>-19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1034">
            <text:p>1034</text:p>
          </table:table-cell>
          <table:table-cell table:formula="of:=[.A17]-[.B17]" office:value-type="float" office:value="-79">
            <text:p>-7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48">
            <text:p>948</text:p>
          </table:table-cell>
          <table:table-cell office:value-type="float" office:value="1022">
            <text:p>1022</text:p>
          </table:table-cell>
          <table:table-cell table:formula="of:=[.A18]-[.B18]"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57">
            <text:p>957</text:p>
          </table:table-cell>
          <table:table-cell office:value-type="float" office:value="964">
            <text:p>964</text:p>
          </table:table-cell>
          <table:table-cell table:formula="of:=[.A19]-[.B19]" office:value-type="float" office:value="-7">
            <text:p>-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51">
            <text:p>951</text:p>
          </table:table-cell>
          <table:table-cell office:value-type="float" office:value="1040">
            <text:p>1040</text:p>
          </table:table-cell>
          <table:table-cell table:formula="of:=[.A20]-[.B20]" office:value-type="float" office:value="-89">
            <text:p>-8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63">
            <text:p>963</text:p>
          </table:table-cell>
          <table:table-cell office:value-type="float" office:value="1124">
            <text:p>1124</text:p>
          </table:table-cell>
          <table:table-cell table:formula="of:=[.A21]-[.B21]" office:value-type="float" office:value="-161">
            <text:p>-16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972">
            <text:p>972</text:p>
          </table:table-cell>
          <table:table-cell table:formula="of:=[.A22]-[.B22]"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48">
            <text:p>948</text:p>
          </table:table-cell>
          <table:table-cell office:value-type="float" office:value="988">
            <text:p>988</text:p>
          </table:table-cell>
          <table:table-cell table:formula="of:=[.A23]-[.B23]"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3"/>
          <table:table-cell>
            <draw:frame table:end-cell-address="Sheet1.S54" table:end-x="0.3787in" table:end-y="0.1287in" draw:z-index="1" draw:style-name="gr1" svg:width="7.8606in" svg:height="5.4705in" svg:x="0.5193in" svg:y="0.1701in">
              <draw:object draw:notify-on-update-of-ranges="Sheet1.A2:Sheet1.A38 Sheet1.B2:Sheet1.B3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944">
            <text:p>944</text:p>
          </table:table-cell>
          <table:table-cell office:value-type="float" office:value="1150">
            <text:p>1150</text:p>
          </table:table-cell>
          <table:table-cell table:formula="of:=[.A24]-[.B24]" office:value-type="float" office:value="-206">
            <text:p>-20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48">
            <text:p>948</text:p>
          </table:table-cell>
          <table:table-cell office:value-type="float" office:value="1139">
            <text:p>1139</text:p>
          </table:table-cell>
          <table:table-cell table:formula="of:=[.A25]-[.B25]" office:value-type="float" office:value="-191">
            <text:p>-191</text:p>
          </table:table-cell>
          <table:table-cell office:value-type="float" office:value="0.5">
            <text:p>0.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54">
            <text:p>954</text:p>
          </table:table-cell>
          <table:table-cell office:value-type="float" office:value="856">
            <text:p>856</text:p>
          </table:table-cell>
          <table:table-cell table:formula="of:=[.A26]-[.B26]"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47">
            <text:p>947</text:p>
          </table:table-cell>
          <table:table-cell office:value-type="float" office:value="1012">
            <text:p>1012</text:p>
          </table:table-cell>
          <table:table-cell table:formula="of:=[.A27]-[.B27]" office:value-type="float" office:value="-65">
            <text:p>-6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41">
            <text:p>941</text:p>
          </table:table-cell>
          <table:table-cell office:value-type="float" office:value="1065">
            <text:p>1065</text:p>
          </table:table-cell>
          <table:table-cell table:formula="of:=[.A28]-[.B28]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1043">
            <text:p>1043</text:p>
          </table:table-cell>
          <table:table-cell table:formula="of:=[.A29]-[.B29]" office:value-type="float" office:value="-108">
            <text:p>-108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44">
            <text:p>944</text:p>
          </table:table-cell>
          <table:table-cell office:value-type="float" office:value="953">
            <text:p>953</text:p>
          </table:table-cell>
          <table:table-cell table:formula="of:=[.A30]-[.B30]" office:value-type="float" office:value="-9">
            <text:p>-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1078">
            <text:p>1078</text:p>
          </table:table-cell>
          <table:table-cell table:formula="of:=[.A31]-[.B31]" office:value-type="float" office:value="-123">
            <text:p>-12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48">
            <text:p>948</text:p>
          </table:table-cell>
          <table:table-cell office:value-type="float" office:value="1027">
            <text:p>1027</text:p>
          </table:table-cell>
          <table:table-cell table:formula="of:=[.A32]-[.B32]" office:value-type="float" office:value="-79">
            <text:p>-79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57">
            <text:p>957</text:p>
          </table:table-cell>
          <table:table-cell office:value-type="float" office:value="993">
            <text:p>993</text:p>
          </table:table-cell>
          <table:table-cell table:formula="of:=[.A33]-[.B33]" office:value-type="float" office:value="-36">
            <text:p>-36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62">
            <text:p>962</text:p>
          </table:table-cell>
          <table:table-cell office:value-type="float" office:value="837">
            <text:p>837</text:p>
          </table:table-cell>
          <table:table-cell table:formula="of:=[.A34]-[.B34]"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63">
            <text:p>963</text:p>
          </table:table-cell>
          <table:table-cell office:value-type="float" office:value="995">
            <text:p>995</text:p>
          </table:table-cell>
          <table:table-cell table:formula="of:=[.A35]-[.B35]" office:value-type="float" office:value="-32">
            <text:p>-32</text:p>
          </table:table-cell>
          <table:table-cell office:value-type="float" office:value="0.5">
            <text:p>0.5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1149">
            <text:p>1149</text:p>
          </table:table-cell>
          <table:table-cell table:formula="of:=[.A36]-[.B36]" office:value-type="float" office:value="-174">
            <text:p>-17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983">
            <text:p>983</text:p>
          </table:table-cell>
          <table:table-cell office:value-type="float" office:value="945">
            <text:p>945</text:p>
          </table:table-cell>
          <table:table-cell table:formula="of:=[.A37]-[.B37]"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927">
            <text:p>927</text:p>
          </table:table-cell>
          <table:table-cell table:formula="of:=[.A38]-[.B38]"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database-ranges>
        <table:database-range table:target-range-address="Sheet1.A2:Sheet1.F3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4">08/24/2013</text:date>, <text:time>23:1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8-24T23:18:04.91</dc:date>
    <meta:document-statistic meta:table-count="1" meta:cell-count="228" meta:object-count="2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03cm" svg:height="6.484cm" xlink:href=".." chart:class="chart:line" chart:style-name="ch1">
        <chart:legend chart:legend-position="end" svg:x="18.64cm" svg:y="2.721cm" chart:style-name="ch2"/>
        <chart:plot-area chart:style-name="ch3" table:cell-range-address="Sheet1.A1:Sheet1.B38" chart:data-source-has-labels="row" svg:x="0.426cm" svg:y="0.129cm" svg:width="17.789cm" svg:height="6.09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38" chart:label-cell-address="Sheet1.A1:Sheet1.A1" chart:class="chart:line">
            <chart:data-point chart:repeated="37"/>
          </chart:series>
          <chart:series chart:style-name="ch7" chart:values-cell-range-address="Sheet1.B2:Sheet1.B38" chart:label-cell-address="Sheet1.B1:Sheet1.B1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MyRating</text:p>
              </table:table-cell>
              <table:table-cell office:value-type="string">
                <text:p text:id="Sheet1.B1:Sheet1.B1"> OtherRati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6">
                <text:p text:id="Sheet1.A2:Sheet1.A38">936</text:p>
              </table:table-cell>
              <table:table-cell office:value-type="float" office:value="917">
                <text:p text:id="Sheet1.B2:Sheet1.B38">9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6">
                <text:p>94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5">
                <text:p>955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6">
                <text:p>966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2">
                <text:p>962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9">
                <text:p>969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0">
                <text:p>980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7">
                <text:p>987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7">
                <text:p>977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9">
                <text:p>969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4">
                <text:p>964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6">
                <text:p>966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8">
                <text:p>95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9">
                <text:p>949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5">
                <text:p>945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5">
                <text:p>955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8">
                <text:p>948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7">
                <text:p>957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1">
                <text:p>951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3">
                <text:p>963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5">
                <text:p>955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8">
                <text:p>94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4">
                <text:p>944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8">
                <text:p>948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4">
                <text:p>95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7">
                <text:p>94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1">
                <text:p>941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5">
                <text:p>93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4">
                <text:p>94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5">
                <text:p>955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8">
                <text:p>94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7">
                <text:p>957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2">
                <text:p>96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3">
                <text:p>96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75">
                <text:p>97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3">
                <text:p>983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0">
                <text:p>990</text:p>
              </table:table-cell>
              <table:table-cell office:value-type="float" office:value="927">
                <text:p>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8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967cm" svg:height="13.896cm" xlink:href=".." chart:class="chart:line" chart:style-name="ch1">
        <chart:legend chart:legend-position="end" svg:x="17.701cm" svg:y="6.427cm" chart:style-name="ch2"/>
        <chart:plot-area chart:style-name="ch3" table:cell-range-address="Sheet1.A2:Sheet1.B38" svg:x="0.399cm" svg:y="0.277cm" svg:width="16.904cm" svg:height="13.06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38" chart:class="chart:line">
            <chart:data-point chart:repeated="37"/>
          </chart:series>
          <chart:series chart:style-name="ch8" chart:values-cell-range-address="Sheet1.B2:Sheet1.B38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6">
                <text:p text:id="Sheet1.A2:Sheet1.A38">936</text:p>
              </table:table-cell>
              <table:table-cell office:value-type="float" office:value="917">
                <text:p text:id="Sheet1.B2:Sheet1.B38">9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6">
                <text:p>94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5">
                <text:p>955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6">
                <text:p>966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2">
                <text:p>962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9">
                <text:p>969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0">
                <text:p>980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7">
                <text:p>987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7">
                <text:p>977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9">
                <text:p>969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4">
                <text:p>964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6">
                <text:p>966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8">
                <text:p>95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9">
                <text:p>949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5">
                <text:p>945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5">
                <text:p>955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8">
                <text:p>948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7">
                <text:p>957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1">
                <text:p>951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3">
                <text:p>963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5">
                <text:p>955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8">
                <text:p>94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4">
                <text:p>944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8">
                <text:p>948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4">
                <text:p>95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7">
                <text:p>94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1">
                <text:p>941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5">
                <text:p>93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4">
                <text:p>94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5">
                <text:p>955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8">
                <text:p>94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7">
                <text:p>957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2">
                <text:p>96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3">
                <text:p>96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75">
                <text:p>97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3">
                <text:p>983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0">
                <text:p>990</text:p>
              </table:table-cell>
              <table:table-cell office:value-type="float" office:value="927">
                <text:p>9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